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1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6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7" style:family="paragraph" style:parent-style-name="Standard">
      <style:text-properties fo:color="#0000ff" style:font-name="Times New Roman" officeooo:paragraph-rsid="003cd5b7" style:font-name-complex="Times New Roman"/>
    </style:style>
    <style:style style:name="P18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19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3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4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5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6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7" style:family="paragraph" style:parent-style-name="Standard">
      <style:text-properties fo:font-weight="bold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1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2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4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5" style:family="paragraph" style:parent-style-name="Standard">
      <style:text-properties fo:color="#ff3333" style:font-name="Times New Roman" officeooo:rsid="003cd5b7" officeooo:paragraph-rsid="003cd5b7" style:font-name-complex="Arial" style:font-size-complex="12pt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37" style:family="paragraph" style:parent-style-name="Standard">
      <style:text-properties fo:color="#0000ff" style:font-name="Times New Roman" officeooo:rsid="004259a6" officeooo:paragraph-rsid="004259a6" style:font-name-complex="Times New Roman" style:font-size-complex="12pt"/>
    </style:style>
    <style:style style:name="P38" style:family="paragraph" style:parent-style-name="Standard">
      <style:text-properties fo:color="#0000ff" style:font-name="Times New Roman" officeooo:rsid="003b0baf" officeooo:paragraph-rsid="004259a6" style:font-name-complex="Times New Roman" style:font-size-complex="12pt"/>
    </style:style>
    <style:style style:name="P39" style:family="paragraph" style:parent-style-name="Standard">
      <style:text-properties fo:color="#0000ff" style:font-name="Times New Roman" officeooo:rsid="003b0baf" officeooo:paragraph-rsid="004259a6" style:font-name-complex="Times New Roman"/>
    </style:style>
    <style:style style:name="P40" style:family="paragraph" style:parent-style-name="Standard">
      <style:text-properties fo:color="#0000ff" style:font-name="Times New Roman" officeooo:rsid="004259a6" officeooo:paragraph-rsid="004259a6" style:font-name-complex="Times New Roman"/>
    </style:style>
    <style:style style:name="P41" style:family="paragraph" style:parent-style-name="Standard">
      <style:text-properties fo:color="#0000ff" style:font-name="Times New Roman" officeooo:rsid="004259a6" officeooo:paragraph-rsid="003b0baf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officeooo:rsid="0052d5f0"/>
    </style:style>
    <style:style style:name="T33" style:family="text">
      <style:text-properties officeooo:rsid="00534428"/>
    </style:style>
    <style:style style:name="T34" style:family="text">
      <style:text-properties officeooo:rsid="003da89d"/>
    </style:style>
    <style:style style:name="T35" style:family="text">
      <style:text-properties officeooo:rsid="004259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8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940_459841136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944_459841136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952_459841136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960_459841136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968_459841136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76_459841136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984_459841136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992_459841136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004_459841136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3">Datum testiranja</text:span>:</text:p>
          </table:table-cell>
          <table:table-cell table:style-name="Table1.B3" office:value-type="string">
            <text:p text:style-name="P37">01/02/17</text:p>
          </table:table-cell>
          <table:table-cell table:style-name="Table1.A2" office:value-type="string">
            <text:p text:style-name="P27"><text:span text:style-name="T13">Sistemsko vreme (ako ima bilo kakve veze)</text:span>:</text:p>
          </table:table-cell>
          <table:table-cell table:style-name="Table1.D3" office:value-type="string">
            <text:p text:style-name="P37">13:00</text:p>
          </table:table-cell>
        </table:table-row>
        <table:table-row table:style-name="Table1.1">
          <table:table-cell table:style-name="Table1.A2" office:value-type="string">
            <text:p text:style-name="P27">Tester:</text:p>
          </table:table-cell>
          <table:table-cell table:style-name="Table1.B4" office:value-type="string">
            <text:p text:style-name="P38">Adam Galamboš</text:p>
          </table:table-cell>
          <table:table-cell table:style-name="Table1.A2" office:value-type="string">
            <text:p text:style-name="P27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27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40">Studenti koji imaju indeks oblika E&lt;broj_od_5_cifara&gt; ne smeju pri-</text:p>
            <text:p text:style-name="P40">javljivati ispite u rokovima koji se održavaju u toku prvog semestra</text:p>
            <text:p text:style-name="P40">koji traje od 1. oktobra do 18. februar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Re<text:span text:style-name="T14">zultati</text:span>:</text:p>
          </table:table-cell>
          <table:table-cell table:style-name="Table1.B6" office:value-type="string">
            <text:p text:style-name="Standard"><field:fieldmark text:name="__Fieldmark__1074_459841136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1082_459841136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7"><text:span text:style-name="T14">Idintifikator bug-a koji testiramo (ako postoji i ako ima veze)</text:span>:</text:p>
          </table:table-cell>
          <table:table-cell table:style-name="Table1.D6" office:value-type="string">
            <text:p text:style-name="P9"/>
          </table:table-cell>
        </table:table-row>
        <table:table-row table:style-name="Table1.1">
          <table:table-cell table:style-name="Table1.A1" table:number-columns-spanned="4" office:value-type="string">
            <text:p text:style-name="P29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5">REQ #<text:span text:style-name="T35">4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Uloge i odgovornosti</text:span>:</text:p>
          </table:table-cell>
          <table:table-cell table:style-name="Table1.B9" table:number-columns-spanned="3" office:value-type="string">
            <text:p text:style-name="P10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Procedura za podešavanje</text:span>:</text:p>
          </table:table-cell>
          <table:table-cell table:style-name="Table1.B10" table:number-columns-spanned="3" office:value-type="string">
            <text:p text:style-name="P26">- Obezbediti funkcionalnost test baze podataka</text:p>
            <text:p text:style-name="P26">- Pozicionirati se u root direktorijum projekta koristeći terminal</text:p>
            <text:p text:style-name="P26">- <text:span text:style-name="T24">Pokrenuti aplikaciju koristeći komande "mvn" i "gulp"</text:span></text:p>
            <text:p text:style-name="P26"><text:soft-page-break/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Procedura za zaustavljanje</text:span>:</text:p>
          </table:table-cell>
          <table:table-cell table:style-name="Table1.B11" table:number-columns-spanned="3" office:value-type="string">
            <text:p text:style-name="P11">- <text:span text:style-name="T25">Prekinuti rad programa iz terminala koristeći CTRL-C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Hardware:</text:p>
          </table:table-cell>
          <table:table-cell table:style-name="Table1.B13" table:number-columns-spanned="3" office:value-type="string">
            <text:p text:style-name="P12">Minimalna zahtevana konfiguracija za izvođenje testiranja je:</text:p>
            <text:p text:style-name="P12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Software:</text:p>
          </table:table-cell>
          <table:table-cell table:style-name="Table1.B14" table:number-columns-spanned="3" office:value-type="string">
            <text:p text:style-name="P12">- Oracle VirtualBox 4.3.36_Ubuntur105129 ili veća</text:p>
            <text:p text:style-name="P12">Unutar slike VirtualBox-a:</text:p>
            <text:p text:style-name="P13">- Ubuntu GNU/Linux 14.04 LTS 64bit</text:p>
            <text:p text:style-name="P12">- OpenJDK Java 1.8 ili veća</text:p>
            <text:p text:style-name="P14">- <text:span text:style-name="T26">MySQL server 5.7.12 ili veća</text:span></text:p>
            <text:p text:style-name="P12">- Aapache Maven 3.0.5 ili veća</text:p>
            <text:p text:style-name="P12">- Node 5.10.1 ili veća</text:p>
            <text:p text:style-name="P12">- Gulp 3.9.1 ili veća</text:p>
            <text:p text:style-name="P15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7">Proceduralni zahtevi</text:span>:</text:p>
          </table:table-cell>
          <table:table-cell table:style-name="Table1.B15" table:number-columns-spanned="3" office:value-type="string">
            <text:p text:style-name="P16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8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8">Osobine i delovi</text:span>:</text:p>
          </table:table-cell>
          <table:table-cell table:style-name="Table1.B17" table:number-columns-spanned="3" office:value-type="string">
            <text:p text:style-name="P17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  <text:p text:style-name="P3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2">Specifikacija</text:p>
            <text:p text:style-name="P31"><text:span text:style-name="T19">ulaza</text:span>:</text:p>
          </table:table-cell>
          <table:table-cell table:style-name="Table1.B18" table:number-columns-spanned="3" office:value-type="string">
            <text:p text:style-name="P19">Postoji korisnik sa username-om <text:span text:style-name="T31">admin</text:span> i passwordom <text:span text:style-name="T31">admin</text:span>. </text:p>
            <text:p text:style-name="P19">Postoji ispitni rok sa nazivom “<text:span text:style-name="T31">z1</text:span>” <text:span text:style-name="T34">u trajanju 20.12</text:span>.<text:span text:style-name="T34">2016. - 22.12.2016. </text:span></text:p>
            <text:p text:style-name="P20"><text:soft-page-break/>Postoji student sa indeksom <text:span text:style-name="T31">1</text:span>, <text:s/>imenom “s1” i prezimenom takođe “s1”</text:p>
            <text:p text:style-name="P21">Postoji nastavnik sa imenom "Kilo", prezimenom "Kilić" i zvanjem "Doktor"</text:p>
            <text:p text:style-name="P18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2">U gornjem desnom uglu aplikacije odabrati “Account” karticu</text:span></text:p>
            <text:p text:style-name="P5">- <text:span text:style-name="T32">Iz menija koji se pojavi odabrati “Sign in”</text:span></text:p>
            <text:p text:style-name="P5">- <text:span text:style-name="T32">Na formi koja se pojavi za username uneti “admin”, za password takođe “admin”</text:span></text:p>
            <text:p text:style-name="P5">- <text:span text:style-name="T32">Pritisnuti dugme “Sign in”</text:span></text:p>
            <text:p text:style-name="P5">- <text:span text:style-name="T32">U gornjem desnom uglu odabrati karticu “Entities”</text:span></text:p>
            <text:p text:style-name="P5">- <text:span text:style-name="T32">Iz menija koji se pojavi odabrati “Ispitne prijave”</text:span></text:p>
            <text:p text:style-name="P5">- <text:span text:style-name="T32">Ispod natpisa “Ispitne Prijaves” pritisnuti dugme sa natpisom “Create new IspitnePrijave”</text:span></text:p>
            <text:p text:style-name="P17">- <text:span text:style-name="T32">U dijalogu koji se otvorio u polje “Teorija” uneti 26, u polje “Zadaci” 25, za polje “IspitniRok” odabrati “z1”, za polje “Student” odabrati “1 s1 s1”, za polje “Predmet” odabrati “p1”. </text:span></text:p>
            <text:p text:style-name="P5">- <text:span text:style-name="T33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1">Očekivani reziltati testa</text:span>:</text:p>
          </table:table-cell>
          <table:table-cell table:style-name="Table1.B20" table:number-columns-spanned="3" office:value-type="string">
            <text:p text:style-name="P22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2">Specifikacija izlaza</text:span>:</text:p>
          </table:table-cell>
          <table:table-cell table:style-name="Table1.B22" table:number-columns-spanned="3" office:value-type="string">
            <text:p text:style-name="P23">Nakon izvršavanja testa se nije pojavilo obaveštenje o nastaloj grešci. Test je pao. Konstatuje se bug u softveru.</text:p>
            <text:p text:style-name="P34"/>
          </table:table-cell>
          <table:covered-table-cell/>
          <table:covered-table-cell/>
        </table:table-row>
      </table:table>
      <text:p text:style-name="P2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2-01T14:36:15.052936107</dc:date>
    <meta:editing-cycles>35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6" meta:word-count="505" meta:character-count="3343" meta:non-whitespace-character-count="2845"/>
  </office:meta>
</office:document-meta>
</file>